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404" officeooo:paragraph-rsid="00034404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034404" officeooo:paragraph-rsid="00034404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6a9955" loext:opacity="100%" style:font-name="Droid Sans Mono" fo:font-size="10.5pt" fo:font-weight="normal" officeooo:rsid="00034404" officeooo:paragraph-rsid="00034404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b5cea8" loext:opacity="100%"/>
    </style:style>
    <style:style style:name="T3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rinho.js</text:p>
      <text:p text:style-name="P4"><text:span text:style-name="T1">const</text:span> carrinho = [];</text:p>
      <text:p text:style-name="P5"/>
      <text:p text:style-name="P2"><text:span text:style-name="T1">function</text:span> adicionar(IDproduto, nome, preco, descricao) {</text:p>
      <text:p text:style-name="P2">carrinho.push({IDproduto, nome, preco, descricao});</text:p>
      <text:p text:style-name="P2">}</text:p>
      <text:p text:style-name="P5"/>
      <text:p text:style-name="P2"><text:span text:style-name="T1">function</text:span> limpar() {</text:p>
      <text:p text:style-name="P2">carrinho.length = <text:span text:style-name="T2">0</text:span>;</text:p>
      <text:p text:style-name="P2">}</text:p>
      <text:p text:style-name="P5"/>
      <text:p text:style-name="P2"><text:span text:style-name="T1">function</text:span> ObterProdutos() {</text:p>
      <text:p text:style-name="P2"><text:span text:style-name="T1">return</text:span> carrinho;</text:p>
      <text:p text:style-name="P2">}</text:p>
      <text:p text:style-name="P5"/>
      <text:p text:style-name="P2"><text:span text:style-name="T1">function</text:span> carrinhoVazio() {</text:p>
      <text:p text:style-name="P2"><text:span text:style-name="T1">return</text:span> carrinho.length === <text:span text:style-name="T2">0</text:span></text:p>
      <text:p text:style-name="P2">}</text:p>
      <text:p text:style-name="P5"/>
      <text:p text:style-name="P2">module.exports = {</text:p>
      <text:p text:style-name="P2">adicionar,</text:p>
      <text:p text:style-name="P2">limpar,</text:p>
      <text:p text:style-name="P2">ObterProdutos,</text:p>
      <text:p text:style-name="P2">carrinhoVazio</text:p>
      <text:p text:style-name="P2">};</text:p>
      <text:p text:style-name="P1"/>
      <text:p text:style-name="P1">pagina.js</text:p>
      <text:p text:style-name="P4"><text:span text:style-name="T1">const</text:span> fs = require(<text:span text:style-name="T3">'fs'</text:span>);</text:p>
      <text:p text:style-name="P2"><text:span text:style-name="T1">const</text:span> path = require(<text:span text:style-name="T3">'path'</text:span>);</text:p>
      <text:p text:style-name="P2"><text:span text:style-name="T1">const</text:span> carrinho = require(<text:span text:style-name="T3">'./DADOS/carrinho'</text:span>);</text:p>
      <text:p text:style-name="P5"/>
      <text:p text:style-name="P2"><text:span text:style-name="T1">function</text:span> render(templateName, dados = {}) {</text:p>
      <text:p text:style-name="P2"><text:span text:style-name="T1">const</text:span> filePath = path.koin(__dirname, <text:span text:style-name="T3">`</text:span><text:span text:style-name="T1">${</text:span>templateName<text:span text:style-name="T1">}</text:span><text:span text:style-name="T3">.html`</text:span>);</text:p>
      <text:p text:style-name="P2"><text:span text:style-name="T1">let</text:span> html = fs.readFileSync(filePath, <text:span text:style-name="T3">'utf-8'</text:span>);</text:p>
      <text:p text:style-name="P5"/>
      <text:p text:style-name="P2"><text:span text:style-name="T1">for</text:span> (<text:span text:style-name="T1">const</text:span> chave <text:span text:style-name="T1">in</text:span> dados){</text:p>
      <text:p text:style-name="P2"><text:span text:style-name="T1">const</text:span> marcador = <text:span text:style-name="T3">`{{</text:span><text:span text:style-name="T1">${</text:span>chave<text:span text:style-name="T1">}</text:span><text:span text:style-name="T3">}`</text:span>;</text:p>
      <text:p text:style-name="P2">html = html.replaceAll(marcador, dados[chave]);</text:p>
      <text:p text:style-name="P2">}</text:p>
      <text:p text:style-name="P2"><text:span text:style-name="T1">return</text:span> html;</text:p>
      <text:p text:style-name="P2">}</text:p>
      <text:p text:style-name="P2"><text:span text:style-name="T1">function</text:span> renderFormulario(mensagem = <text:span text:style-name="T3">''</text:span>) {</text:p>
      <text:p text:style-name="P2"><text:span text:style-name="T1">const</text:span> lista = carrinho.obterTodos().map((item, i) <text:span text:style-name="T1">=&gt;</text:span></text:p>
      <text:p text:style-name="P2"><text:span text:style-name="T3">`&lt;li&gt;</text:span><text:span text:style-name="T1">${</text:span>i + <text:span text:style-name="T2">1</text:span><text:span text:style-name="T1">}</text:span><text:span text:style-name="T3"> - Produto: </text:span><text:span text:style-name="T1">${</text:span>item.produto<text:span text:style-name="T1">}</text:span><text:span text:style-name="T3">, Preço: R$ </text:span><text:span text:style-name="T1">${</text:span>item.preco<text:span text:style-name="T1">}</text:span><text:span text:style-name="T3">&lt;/li&gt;`</text:span>).join(<text:span text:style-name="T3">''</text:span>);</text:p>
      <text:p text:style-name="P2"><text:span text:style-name="T1">return</text:span> render(<text:span text:style-name="T3">'formulario'</text:span>, {</text:p>
      <text:p text:style-name="P2">mensagem: mensagem ? <text:span text:style-name="T3">`&lt;p style="color:red;"&gt;</text:span><text:span text:style-name="T1">${</text:span>mensagem<text:span text:style-name="T1">}</text:span><text:span text:style-name="T3">&lt;/p&gt;`</text:span> : <text:span text:style-name="T3">''</text:span>,</text:p>
      <text:p text:style-name="P2">listaProdutos: lista || <text:span text:style-name="T3">'&lt;li&gt;Nenhum produto no carrinho ainda.&lt;/li&gt;'</text:span></text:p>
      <text:p text:style-name="P2">});</text:p>
      <text:p text:style-name="P2">}</text:p>
      <text:p text:style-name="P2"><text:span text:style-name="T1">function</text:span> renderFinalizar() {</text:p>
      <text:p text:style-name="P2"><text:span text:style-name="T1">const</text:span> lista = carrinho.obterTodos().map((item, i) <text:span text:style-name="T1">=&gt;</text:span></text:p>
      <text:p text:style-name="P2"><text:soft-page-break/><text:span text:style-name="T3">`&lt;li&gt;</text:span><text:span text:style-name="T1">${</text:span>i + <text:span text:style-name="T2">1</text:span><text:span text:style-name="T1">}</text:span><text:span text:style-name="T3"> - Produto: </text:span><text:span text:style-name="T1">${</text:span>item.produto<text:span text:style-name="T1">}</text:span><text:span text:style-name="T3">, Preço: R$ </text:span><text:span text:style-name="T1">${</text:span>item.preco<text:span text:style-name="T1">}</text:span><text:span text:style-name="T3">&lt;/li&gt;`</text:span>).join(<text:span text:style-name="T3">''</text:span>);</text:p>
      <text:p text:style-name="P2"><text:span text:style-name="T1">return</text:span> render(<text:span text:style-name="T3">'finalizar'</text:span>, { listaProdutos: lista });</text:p>
      <text:p text:style-name="P2">}</text:p>
      <text:p text:style-name="P2">module.exports = {</text:p>
      <text:p text:style-name="P2">renderFormulario,</text:p>
      <text:p text:style-name="P2">renderFinalizar</text:p>
      <text:p text:style-name="P2">};</text:p>
      <text:p text:style-name="P1">app.js</text:p>
      <text:p text:style-name="P4"><text:span text:style-name="T1">const</text:span> http = require(<text:span text:style-name="T3">'http'</text:span>);</text:p>
      <text:p text:style-name="P2"><text:span text:style-name="T1">const</text:span> rotas = require(<text:span text:style-name="T3">'./rotas'</text:span>);</text:p>
      <text:p text:style-name="P5"/>
      <text:p text:style-name="P2"><text:span text:style-name="T1">const</text:span> sever = http.createServer((req, res) <text:span text:style-name="T1">=&gt;</text:span> {</text:p>
      <text:p text:style-name="P2">rotas(req, res);</text:p>
      <text:p text:style-name="P2">});</text:p>
      <text:p text:style-name="P5"/>
      <text:p text:style-name="P2">server.listen(<text:span text:style-name="T2">3000</text:span>, () <text:span text:style-name="T1">=&gt;</text:span> {</text:p>
      <text:p text:style-name="P2">console.log(<text:span text:style-name="T3">'Servidor rodando em ttp://localhost:3000'</text:span>);</text:p>
      <text:p text:style-name="P2">});</text:p>
      <text:p text:style-name="P1">js.js</text:p>
      <text:p text:style-name="P4"><text:span text:style-name="T1">function</text:span> abrirSection() {</text:p>
      <text:p text:style-name="P2">document.getElementById(<text:span text:style-name="T3">'login'</text:span>).classList.add(<text:span text:style-name="T3">'is-active'</text:span>);</text:p>
      <text:p text:style-name="P2">}</text:p>
      <text:p text:style-name="P5"/>
      <text:p text:style-name="P2"><text:span text:style-name="T1">function</text:span> fecharSection() {</text:p>
      <text:p text:style-name="P2">document.getElementById(<text:span text:style-name="T3">'login'</text:span>).classList.remove(<text:span text:style-name="T3">'is-active'</text:span>);</text:p>
      <text:p text:style-name="P2">}</text:p>
      <text:p text:style-name="P5"/>
      <text:p text:style-name="P2"><text:span text:style-name="T1">const</text:span> botaoL = document.getElementById(<text:span text:style-name="T3">'botaoL'</text:span>);</text:p>
      <text:p text:style-name="P2"><text:span text:style-name="T1">const</text:span> botaoFechar = document.getElementById(<text:span text:style-name="T3">'botaoFechar'</text:span>);</text:p>
      <text:p text:style-name="P5"/>
      <text:p text:style-name="P2"><text:span text:style-name="T1">if</text:span> (botaoL) { </text:p>
      <text:p text:style-name="P2">botaoL.addEventListener(<text:span text:style-name="T3">'click'</text:span>, abrirSection);</text:p>
      <text:p text:style-name="P2">}</text:p>
      <text:p text:style-name="P5"/>
      <text:p text:style-name="P2"><text:span text:style-name="T1">if</text:span> (botaoFechar) {</text:p>
      <text:p text:style-name="P2">botaoFechar.addEventListener(<text:span text:style-name="T3">'click'</text:span>, fecharSection); </text:p>
      <text:p text:style-name="P2">}</text:p>
      <text:p text:style-name="P1">rotas.js</text:p>
      <text:p text:style-name="P7">//TESTE A IMPORTACAO</text:p>
      <text:p text:style-name="P6">//const pagina = require('./views/pagina');</text:p>
      <text:p text:style-name="P6">//console.log(typeof pagina.renderFormulario); // deve exibir: function</text:p>
      <text:p text:style-name="P5"/>
      <text:p text:style-name="P2"><text:span text:style-name="T1">const</text:span> { renderFormulario, renderFinalizar } = require(<text:span text:style-name="T3">'./views/pagina'</text:span>);</text:p>
      <text:p text:style-name="P2"><text:span text:style-name="T1">const</text:span> carrinho = require(<text:span text:style-name="T3">'./dados/carrinho'</text:span>);</text:p>
      <text:p text:style-name="P5"/>
      <text:p text:style-name="P2">module.exports = (req, res) <text:span text:style-name="T1">=&gt;</text:span> {</text:p>
      <text:p text:style-name="P2"><text:span text:style-name="T1">const</text:span> url = <text:span text:style-name="T1">new</text:span> URL(req.url, <text:span text:style-name="T3">`http://</text:span><text:span text:style-name="T1">${</text:span>req.headers.host<text:span text:style-name="T1">}</text:span><text:span text:style-name="T3">`</text:span>);</text:p>
      <text:p text:style-name="P5"/>
      <text:p text:style-name="P2"><text:span text:style-name="T1">if</text:span> (req.method === <text:span text:style-name="T3">'GET'</text:span> &amp;&amp; url.pathname === <text:span text:style-name="T3">'/'</text:span>) {</text:p>
      <text:p text:style-name="P2">res.writeHead(<text:span text:style-name="T2">200</text:span>, { <text:span text:style-name="T3">'Content-Type'</text:span>: <text:span text:style-name="T3">'text/html'</text:span> });</text:p>
      <text:p text:style-name="P2">res.end(renderFormulario());</text:p>
      <text:p text:style-name="P2"><text:soft-page-break/>}</text:p>
      <text:p text:style-name="P5"/>
      <text:p text:style-name="P2"><text:span text:style-name="T1">else</text:span> <text:span text:style-name="T1">if</text:span> (req.method === <text:span text:style-name="T3">'POST'</text:span> &amp;&amp; url.pathname === <text:span text:style-name="T3">'/salvar'</text:span>) {</text:p>
      <text:p text:style-name="P2"><text:span text:style-name="T1">let</text:span> body = <text:span text:style-name="T3">''</text:span>;</text:p>
      <text:p text:style-name="P2">req.on(<text:span text:style-name="T3">'data'</text:span>, chunk <text:span text:style-name="T1">=&gt;</text:span> body += chunk);</text:p>
      <text:p text:style-name="P2">req.on(<text:span text:style-name="T3">'end'</text:span>, () <text:span text:style-name="T1">=&gt;</text:span> {</text:p>
      <text:p text:style-name="P2"><text:span text:style-name="T1">const</text:span> dados = Object.fromEntries(<text:span text:style-name="T1">new</text:span> URLSearchParams(body));</text:p>
      <text:p text:style-name="P2"><text:span text:style-name="T1">const</text:span> produto = dados.produto?.trim();</text:p>
      <text:p text:style-name="P2"><text:span text:style-name="T1">const</text:span> preco = dados.preco?.trim();</text:p>
      <text:p text:style-name="P2"><text:span text:style-name="T1">if</text:span> (produto &amp;&amp; preco) {</text:p>
      <text:p text:style-name="P2">carrinho.adicionar(produto, preco);</text:p>
      <text:p text:style-name="P2">}</text:p>
      <text:p text:style-name="P2">res.writeHead(<text:span text:style-name="T2">302</text:span>, { Location: <text:span text:style-name="T3">'/'</text:span> });</text:p>
      <text:p text:style-name="P2">res.end();</text:p>
      <text:p text:style-name="P2">});</text:p>
      <text:p text:style-name="P2">}</text:p>
      <text:p text:style-name="P5"/>
      <text:p text:style-name="P2"><text:span text:style-name="T1">else</text:span> <text:span text:style-name="T1">if</text:span> (req.method === <text:span text:style-name="T3">'POST'</text:span> &amp;&amp; url.pathname === <text:span text:style-name="T3">'/limpar'</text:span>) {</text:p>
      <text:p text:style-name="P2"><text:span text:style-name="T1">if</text:span> (carrinho.estaVazio()) {</text:p>
      <text:p text:style-name="P2">res.writeHead(<text:span text:style-name="T2">200</text:span>, { <text:span text:style-name="T3">'Content-Type'</text:span>: <text:span text:style-name="T3">'text/html'</text:span> });</text:p>
      <text:p text:style-name="P2">res.end(renderFormulario(<text:span text:style-name="T3">'Carrinho já está vazio.'</text:span>));</text:p>
      <text:p text:style-name="P2">} <text:span text:style-name="T1">else</text:span> {</text:p>
      <text:p text:style-name="P2">carrinho.limpar();</text:p>
      <text:p text:style-name="P2">res.writeHead(<text:span text:style-name="T2">200</text:span>, { <text:span text:style-name="T3">'Content-Type'</text:span>: <text:span text:style-name="T3">'text/html'</text:span> });</text:p>
      <text:p text:style-name="P2">res.end(renderFormulario(<text:span text:style-name="T3">'Carrinho limpo com sucesso.'</text:span>));</text:p>
      <text:p text:style-name="P2">}</text:p>
      <text:p text:style-name="P2">}</text:p>
      <text:p text:style-name="P5"/>
      <text:p text:style-name="P2"><text:span text:style-name="T1">else</text:span> <text:span text:style-name="T1">if</text:span> (req.method === <text:span text:style-name="T3">'POST'</text:span> &amp;&amp; url.pathname === <text:span text:style-name="T3">'/finalizar'</text:span>) {</text:p>
      <text:p text:style-name="P2"><text:span text:style-name="T1">if</text:span> (carrinho.estaVazio()) {</text:p>
      <text:p text:style-name="P2">res.writeHead(<text:span text:style-name="T2">200</text:span>, { <text:span text:style-name="T3">'Content-Type'</text:span>: <text:span text:style-name="T3">'text/html'</text:span> });</text:p>
      <text:p text:style-name="P2">res.end(renderFormulario(<text:span text:style-name="T3">'Carrinho ainda está vazio.'</text:span>));</text:p>
      <text:p text:style-name="P2">} <text:span text:style-name="T1">else</text:span> {</text:p>
      <text:p text:style-name="P2">res.writeHead(<text:span text:style-name="T2">200</text:span>, { <text:span text:style-name="T3">'Content-Type'</text:span>: <text:span text:style-name="T3">'text/html'</text:span> });</text:p>
      <text:p text:style-name="P2">res.end(renderFinalizar());</text:p>
      <text:p text:style-name="P2">}</text:p>
      <text:p text:style-name="P2">}</text:p>
      <text:p text:style-name="P5"/>
      <text:p text:style-name="P2"><text:span text:style-name="T1">else</text:span> {</text:p>
      <text:p text:style-name="P2">res.writeHead(<text:span text:style-name="T2">404</text:span>, { <text:span text:style-name="T3">'Content-Type'</text:span>: <text:span text:style-name="T3">'text/plain'</text:span> });</text:p>
      <text:p text:style-name="P2">res.end(<text:span text:style-name="T3">'Página não encontrada'</text:span>);</text:p>
      <text:p text:style-name="P2">}</text:p>
      <text:p text:style-name="P2">};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0:40:34.575882340</meta:creation-date>
    <dc:date>2025-11-10T10:43:37.286874140</dc:date>
    <meta:editing-duration>PT3M3S</meta:editing-duration>
    <meta:editing-cycles>1</meta:editing-cycles>
    <meta:document-statistic meta:table-count="0" meta:image-count="0" meta:object-count="0" meta:page-count="3" meta:paragraph-count="124" meta:word-count="409" meta:character-count="3552" meta:non-whitespace-character-count="3265"/>
    <meta:generator>LibreOffice/24.2.7.2$Linux_X86_64 LibreOffice_project/420$Build-2</meta:generator>
  </office:meta>
</office:document-meta>
</file>